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 CASES</text:span></text:p>
      <text:p text:style-name="P2"><text:span text:style-name="T1"/></text:p>
      <text:p text:style-name="P2"><text:span text:style-name="T1">Call to Owned();</text:span></text:p>
      <text:p text:style-name="P2"><text:span text:style-name="T1">owner changes to:</text:span></text:p>
      <text:p text:style-name="P2"><text:span text:style-name="T1"><text:s/>0: address: 0xCA35b7d915458EF540aDe6068dFe2F44E8fa733c</text:span></text:p>
      <text:p text:style-name="P2"><text:span text:style-name="T1">Test 1</text:span></text:p>
      <text:p text:style-name="P2"><text:span text:style-name="T1">transfer </text:span></text:p>
      <text:p text:style-name="P2"><text:span text:style-name="T1">_to:<text:s text:c="5"/>0x14723a09acff6d2a60dcdf7aa4aff308fddc160c</text:span></text:p>
      <text:p text:style-name="P2"><text:span text:style-name="T1">_value: 666666</text:span></text:p>
      <text:p text:style-name="P2"><text:span text:style-name="T1">_percentReuse: 66</text:span></text:p>
      <text:p text:style-name="P2"><text:span text:style-name="T1">Call<text:s text:c="2"/>shareholdersBalance :</text:span></text:p>
      <text:p text:style-name="P2"><text:span text:style-name="T1"><text:s/>0: uint256: 666666</text:span></text:p>
      <text:p text:style-name="P2"><text:span text:style-name="T1">Call totalShareholders:</text:span></text:p>
      <text:p text:style-name="P2"><text:span text:style-name="T1">0: uint256: 1</text:span></text:p>
      <text:p text:style-name="P2"><text:span text:style-name="T1">Test 2 </text:span></text:p>
      <text:p text:style-name="P2"><text:span text:style-name="T1">Call payDividents();</text:span></text:p>
      <text:p text:style-name="P2"><text:span text:style-name="T1">stockprice:</text:span></text:p>
      <text:p text:style-name="P2"><text:span text:style-name="T1">0: uint256: 100000000</text:span></text:p>
      <text:p text:style-name="P2"><text:span text:style-name="T1">Call<text:s text:c="2"/>shareholdersBalance :</text:span></text:p>
      <text:p text:style-name="P2"><text:span text:style-name="T1">0: uint256: 100666666</text:span></text:p>
      <text:p text:style-name="P2"><text:span text:style-name="T1">Test 3 </text:span></text:p>
      <text:p text:style-name="P2"><text:span text:style-name="T1">transfer </text:span></text:p>
      <text:p text:style-name="P2"><text:span text:style-name="T1">_to:<text:s text:c="3"/>0xdd870fa1b7c4700f2bd7f44238821c26f7392148</text:span></text:p>
      <text:p text:style-name="P2"><text:span text:style-name="T1">_value: 777777</text:span></text:p>
      <text:p text:style-name="P2"><text:span text:style-name="T1">_percentReuse: 77</text:span></text:p>
      <text:p text:style-name="P2"><text:span text:style-name="T1">Call<text:s text:c="2"/>shareholdersBalance :</text:span></text:p>
      <text:p text:style-name="P2"><text:span text:style-name="T1">0: uint256: 101444443</text:span></text:p>
      <text:p text:style-name="P2"><text:span text:style-name="T1">Call totalShareholders:</text:span></text:p>
      <text:p text:style-name="P2"><text:span text:style-name="T1">0: uint256: 2</text:span></text:p>
      <text:p text:style-name="P2"><text:span text:style-name="T1">Call payDividents();</text:span></text:p>
      <text:p text:style-name="P2"><text:span text:style-name="T1">stockprice:</text:span></text:p>
      <text:p text:style-name="P2"><text:span text:style-name="T1">0: uint256: 387575</text:span></text:p>
      <text:p text:style-name="P2"><text:span text:style-name="T1">Call<text:s text:c="2"/>shareholdersBalance :</text:span></text:p>
      <text:p text:style-name="P2"><text:span text:style-name="T1">0: uint256: 201065315</text:span></text:p>
      <text:p text:style-name="P2"><text:span text:style-name="T1">IssueWRC</text:span></text:p>
      <text:p text:style-name="P2"><text:span text:style-name="T1">msg.value :2<text:s text:c="2"/>call IssueWRC();</text:span></text:p>
      <text:p text:style-name="P2"><text:span text:style-name="T1">output value : 2 wei</text:span></text:p>
      <text:p text:style-name="P2"><text:span text:style-name="T1">withdraw</text:span></text:p>
      <text:p text:style-name="P2"><text:span text:style-name="T1">msg.value: 444</text:span></text:p>
      <text:p text:style-name="P2"><text:span text:style-name="T1">_to: 0xca35b7d915458ef540ade6068dfe2f44e8fa733c</text:span></text:p>
      <text:p text:style-name="P2"><text:span text:style-name="T1">call withdraw(_to);</text:span></text:p>
      <text:p text:style-name="P2"><text:span text:style-name="T1">output value : 444 wei</text:span></text:p>
      <text:p text:style-name="P2"><text:span text:style-name="T1"><text:s text:c="2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